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tarting an IT website hosting company involves several steps, ranging from legal and financial preparations to technical setups. Here's an outline of what you need to do:</text:p>
      <text:h text:style-name="Heading_20_3" text:outline-level="3">1. <text:span text:style-name="Strong_20_Emphasis">Research the Market</text:span></text:h>
      <text:list text:style-name="L1">
        <text:list-item>
          <text:p text:style-name="P1"><text:span text:style-name="Strong_20_Emphasis">Competitor Analysis</text:span>: Study other hosting companies and their offerings (e.g., shared hosting, VPS, dedicated servers, cloud hosting).</text:p>
        </text:list-item>
        <text:list-item>
          <text:p text:style-name="P1"><text:span text:style-name="Strong_20_Emphasis">Identify Niche</text:span>: Decide whether you’ll cater to small businesses, specific industries, or large enterprises.</text:p>
        </text:list-item>
        <text:list-item>
          <text:p text:style-name="P1"><text:span text:style-name="Strong_20_Emphasis">Pricing Strategy</text:span>: Set competitive pricing based on your target market.</text:p>
        </text:list-item>
      </text:list>
      <text:h text:style-name="Heading_20_3" text:outline-level="3">2. <text:span text:style-name="Strong_20_Emphasis">Create a Business Plan</text:span></text:h>
      <text:list text:style-name="L2">
        <text:list-item>
          <text:p text:style-name="P2"><text:span text:style-name="Strong_20_Emphasis">Executive Summary</text:span>: A brief overview of your hosting business, including the services you will offer.</text:p>
        </text:list-item>
        <text:list-item>
          <text:p text:style-name="P2"><text:span text:style-name="Strong_20_Emphasis">Market Research</text:span>: Analyze the demand, competitors, and potential customers.</text:p>
        </text:list-item>
        <text:list-item>
          <text:p text:style-name="P2"><text:span text:style-name="Strong_20_Emphasis">Revenue Model</text:span>: Decide whether you’ll charge monthly, annually, or offer other pricing plans.</text:p>
        </text:list-item>
        <text:list-item>
          <text:p text:style-name="P2"><text:span text:style-name="Strong_20_Emphasis">Marketing and Sales</text:span>: Develop strategies to attract customers (e.g., SEO, content marketing, PPC).</text:p>
        </text:list-item>
      </text:list>
      <text:h text:style-name="Heading_20_3" text:outline-level="3">3. <text:span text:style-name="Strong_20_Emphasis">Legal and Administrative Steps</text:span></text:h>
      <text:list text:style-name="L3">
        <text:list-item>
          <text:p text:style-name="P3"><text:span text:style-name="Strong_20_Emphasis">Register Your Business</text:span>: Choose a business name and register it with the appropriate authorities in your jurisdiction. This might include registering as a limited liability company (LLC) or corporation, depending on where you live.</text:p>
        </text:list-item>
        <text:list-item>
          <text:p text:style-name="P3"><text:span text:style-name="Strong_20_Emphasis">Obtain Necessary Licenses</text:span>: Depending on the region, you may need certain licenses or permits to operate a hosting company.</text:p>
        </text:list-item>
        <text:list-item>
          <text:p text:style-name="P3"><text:span text:style-name="Strong_20_Emphasis">Open a Business Bank Account</text:span>: Keep your personal and business finances separate for tax purposes.</text:p>
        </text:list-item>
        <text:list-item>
          <text:p text:style-name="P3"><text:span text:style-name="Strong_20_Emphasis">Get Insurance</text:span>: Consider business insurance to cover liabilities like data breaches, server failures, etc.</text:p>
        </text:list-item>
      </text:list>
      <text:h text:style-name="Heading_20_3" text:outline-level="3">4. <text:span text:style-name="Strong_20_Emphasis">Choose a Web Hosting Model</text:span></text:h>
      <text:p text:style-name="Text_20_body">There are various types of hosting you can offer:</text:p>
      <text:list text:style-name="L4">
        <text:list-item>
          <text:p text:style-name="P4"><text:span text:style-name="Strong_20_Emphasis">Shared Hosting</text:span>: Affordable option where multiple websites share the same server.</text:p>
        </text:list-item>
        <text:list-item>
          <text:p text:style-name="P4"><text:span text:style-name="Strong_20_Emphasis">VPS (Virtual Private Server)</text:span>: Offers more control and resources for customers than shared hosting.</text:p>
        </text:list-item>
        <text:list-item>
          <text:p text:style-name="P4"><text:span text:style-name="Strong_20_Emphasis">Dedicated Servers</text:span>: High-performance hosting for large enterprises with dedicated server resources.</text:p>
        </text:list-item>
        <text:list-item>
          <text:p text:style-name="P4"><text:span text:style-name="Strong_20_Emphasis">Cloud Hosting</text:span>: Scalable hosting options, often with pay-as-you-go pricing models.</text:p>
        </text:list-item>
        <text:list-item>
          <text:p text:style-name="P4"><text:span text:style-name="Strong_20_Emphasis">Reseller Hosting</text:span>: Let clients resell hosting services from you under their brand.</text:p>
        </text:list-item>
      </text:list>
      <text:h text:style-name="Heading_20_3" text:outline-level="3"><text:soft-page-break/>5. <text:span text:style-name="Strong_20_Emphasis">Set Up Your Hosting Infrastructure</text:span></text:h>
      <text:list text:style-name="L5">
        <text:list-item>
          <text:p text:style-name="P5"><text:span text:style-name="Strong_20_Emphasis">Choose a Data Center</text:span>: Either rent space in a third-party data center (colocation) or lease virtual servers from a cloud provider (e.g., AWS, Google Cloud, or DigitalOcean).</text:p>
        </text:list-item>
        <text:list-item>
          <text:p text:style-name="P5"><text:span text:style-name="Strong_20_Emphasis">Server Management Software</text:span>: Choose server management software like cPanel/WHM, Plesk, or custom control panels for managing hosting accounts.</text:p>
        </text:list-item>
        <text:list-item>
          <text:p text:style-name="P5"><text:span text:style-name="Strong_20_Emphasis">Backup and Recovery</text:span>: Implement automated backup systems to safeguard data.</text:p>
        </text:list-item>
        <text:list-item>
          <text:p text:style-name="P5"><text:span text:style-name="Strong_20_Emphasis">Security</text:span>: Set up SSL certificates, firewalls, DDoS protection, and other security measures to protect your clients' websites.</text:p>
        </text:list-item>
      </text:list>
      <text:h text:style-name="Heading_20_3" text:outline-level="3">6. <text:span text:style-name="Strong_20_Emphasis">Purchase and Configure Domain Names</text:span></text:h>
      <text:list text:style-name="L6">
        <text:list-item>
          <text:p text:style-name="P6"><text:span text:style-name="Strong_20_Emphasis">Domain Registration</text:span>: You will need a domain name for your hosting company (e.g., yourcompany.com). Consider registering multiple domain extensions (.com, .net, .org, etc.).</text:p>
        </text:list-item>
        <text:list-item>
          <text:p text:style-name="P6"><text:span text:style-name="Strong_20_Emphasis">DNS Management</text:span>: Set up domain name system (DNS) servers for your hosting clients to configure their websites.</text:p>
        </text:list-item>
      </text:list>
      <text:h text:style-name="Heading_20_3" text:outline-level="3">7. <text:span text:style-name="Strong_20_Emphasis">Website and Client Portal Development</text:span></text:h>
      <text:list text:style-name="L7">
        <text:list-item>
          <text:p text:style-name="P7"><text:span text:style-name="Strong_20_Emphasis">Website</text:span>: Design a professional website for your hosting business. It should have an easy-to-use interface, clear information on pricing, features, and how-to guides.</text:p>
        </text:list-item>
        <text:list-item>
          <text:p text:style-name="P7"><text:span text:style-name="Strong_20_Emphasis">Client Portal</text:span>: Implement a client portal where users can manage their hosting accounts, billing, and support tickets.</text:p>
        </text:list-item>
      </text:list>
      <text:h text:style-name="Heading_20_3" text:outline-level="3">8. <text:span text:style-name="Strong_20_Emphasis">Payment Gateway Setup</text:span></text:h>
      <text:list text:style-name="L8">
        <text:list-item>
          <text:p text:style-name="P8"><text:span text:style-name="Strong_20_Emphasis">Integrate Payment Systems</text:span>: Allow customers to pay for hosting through secure payment gateways (e.g., Stripe, PayPal, or credit card payments).</text:p>
        </text:list-item>
        <text:list-item>
          <text:p text:style-name="P8"><text:span text:style-name="Strong_20_Emphasis">Billing Automation</text:span>: Use automated billing software to handle invoicing, recurring payments, and payment reminders (e.g., WHMCS, Blesta).</text:p>
        </text:list-item>
      </text:list>
      <text:h text:style-name="Heading_20_3" text:outline-level="3">9. <text:span text:style-name="Strong_20_Emphasis">Offer Customer Support</text:span></text:h>
      <text:list text:style-name="L9">
        <text:list-item>
          <text:p text:style-name="P9"><text:span text:style-name="Strong_20_Emphasis">Support Channels</text:span>: Set up a customer support system via email, live chat, or phone support.</text:p>
        </text:list-item>
        <text:list-item>
          <text:p text:style-name="P9"><text:span text:style-name="Strong_20_Emphasis">Knowledge Base</text:span>: Provide FAQs, tutorials, and documentation for customers to troubleshoot on their own.</text:p>
        </text:list-item>
        <text:list-item>
          <text:p text:style-name="P9"><text:span text:style-name="Strong_20_Emphasis">24/7 Monitoring</text:span>: Ensure you have a system in place to monitor your servers 24/7 to resolve issues quickly.</text:p>
        </text:list-item>
      </text:list>
      <text:h text:style-name="Heading_20_3" text:outline-level="3">10. <text:span text:style-name="Strong_20_Emphasis">Marketing Your Hosting Services</text:span></text:h>
      <text:list text:style-name="L10">
        <text:list-item>
          <text:p text:style-name="P10"><text:span text:style-name="Strong_20_Emphasis">SEO</text:span>: Optimize your website for search engines to increase visibility.</text:p>
        </text:list-item>
        <text:list-item>
          <text:p text:style-name="P10"><text:span text:style-name="Strong_20_Emphasis">Content Marketing</text:span>: Start a blog and produce valuable content related to web hosting, website management, and online business growth.</text:p>
        </text:list-item>
        <text:list-item>
          <text:p text:style-name="P10"><text:soft-page-break/><text:span text:style-name="Strong_20_Emphasis">Affiliate Programs</text:span>: Consider offering an affiliate program where others can promote your hosting services for a commission.</text:p>
        </text:list-item>
        <text:list-item>
          <text:p text:style-name="P10"><text:span text:style-name="Strong_20_Emphasis">Social Media Marketing</text:span>: Leverage platforms like Facebook, Instagram, and LinkedIn to reach a wider audience.</text:p>
        </text:list-item>
      </text:list>
      <text:h text:style-name="Heading_20_3" text:outline-level="3">11. <text:span text:style-name="Strong_20_Emphasis">Compliance and Data Privacy</text:span></text:h>
      <text:list text:style-name="L11">
        <text:list-item>
          <text:p text:style-name="P11"><text:span text:style-name="Strong_20_Emphasis">GDPR Compliance</text:span>: If you handle data from EU residents, ensure your hosting company complies with GDPR rules.</text:p>
        </text:list-item>
        <text:list-item>
          <text:p text:style-name="P11"><text:span text:style-name="Strong_20_Emphasis">Data Protection</text:span>: Understand and implement measures to comply with data privacy regulations (e.g., CCPA, HIPAA).</text:p>
        </text:list-item>
      </text:list>
      <text:h text:style-name="Heading_20_3" text:outline-level="3">12. <text:span text:style-name="Strong_20_Emphasis">Scale Your Business</text:span></text:h>
      <text:list text:style-name="L12">
        <text:list-item>
          <text:p text:style-name="P12"><text:span text:style-name="Strong_20_Emphasis">Upgrade Infrastructure</text:span>: As your business grows, consider upgrading your server capacity, expanding your data center presence, or using more cloud solutions.</text:p>
        </text:list-item>
        <text:list-item>
          <text:p text:style-name="P12"><text:span text:style-name="Strong_20_Emphasis">Automation</text:span>: Automate tasks where possible, such as backups, server monitoring, and billing, to streamline operations.</text:p>
        </text:list-item>
      </text:list>
      <text:p text:style-name="Horizontal_20_Line"/>
      <text:h text:style-name="Heading_20_3" text:outline-level="3">Suggested Tools/Software You Might Need:</text:h>
      <text:list text:style-name="L13">
        <text:list-item>
          <text:p text:style-name="P13"><text:span text:style-name="Strong_20_Emphasis">Web Hosting Panel</text:span>: cPanel, Plesk, or DirectAdmin</text:p>
        </text:list-item>
        <text:list-item>
          <text:p text:style-name="P13"><text:span text:style-name="Strong_20_Emphasis">Billing &amp; Client Management</text:span>: WHMCS, Blesta</text:p>
        </text:list-item>
        <text:list-item>
          <text:p text:style-name="P13"><text:span text:style-name="Strong_20_Emphasis">Support Software</text:span>: Zendesk, Freshdesk</text:p>
        </text:list-item>
        <text:list-item>
          <text:p text:style-name="P13"><text:span text:style-name="Strong_20_Emphasis">Backup Solution</text:span>: R1Soft, JetBackup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5:45:52.573360472</meta:creation-date>
    <dc:date>2025-04-21T22:21:57.843218868</dc:date>
    <meta:editing-duration>PT6H25M43S</meta:editing-duration>
    <meta:editing-cycles>1</meta:editing-cycles>
    <meta:document-statistic meta:table-count="0" meta:image-count="0" meta:object-count="0" meta:page-count="3" meta:paragraph-count="56" meta:word-count="759" meta:character-count="5063" meta:non-whitespace-character-count="4401"/>
    <meta:generator>LibreOffice/24.8.6.2$Linux_X86_64 LibreOffice_project/480$Build-2</meta:generator>
  </office:meta>
</office:document-meta>
</file>